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AAAAA+TimesNewRomanPS-BoldMT" svg:font-family="BAAAAA+TimesNewRomanPS-BoldMT"/>
    <style:font-face style:name="Arial3" svg:font-family="Arial" style:font-adornments="Bold" style:font-family-generic="swiss"/>
    <style:font-face style:name="Arial1" svg:font-family="Arial" style:font-adornments="Italic" style:font-family-generic="swiss"/>
    <style:font-face style:name="Arial4" svg:font-family="Arial" style:font-adornments="Normal" style:font-family-generic="swiss"/>
    <style:font-face style:name="Arial2" svg:font-family="Arial" style:font-adornments="Regular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999cm" table:align="margins" style:writing-mode="lr-tb"/>
    </style:style>
    <style:style style:name="Table2.A" style:family="table-column">
      <style:table-column-properties style:column-width="5.669cm" style:rel-column-width="21856*"/>
    </style:style>
    <style:style style:name="Table2.B" style:family="table-column">
      <style:table-column-properties style:column-width="5.662cm" style:rel-column-width="21829*"/>
    </style:style>
    <style:style style:name="Table2.C" style:family="table-column">
      <style:table-column-properties style:column-width="5.667cm" style:rel-column-width="21850*"/>
    </style:style>
    <style:style style:name="Table2.1" style:family="table-row">
      <style:table-row-properties style:min-row-height="0.011cm"/>
    </style:style>
    <style:style style:name="Table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e6e6ff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 style:writing-mode="lr-tb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e6e6ff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fo:font-weight="normal" style:font-name-asian="BAAAAA+TimesNewRomanPS-BoldMT" style:font-size-asian="10pt" style:font-weight-asian="normal" style:font-name-complex="BAAAAA+TimesNewRomanPS-BoldMT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normal" style:font-name-asian="BAAAAA+TimesNewRomanPS-BoldMT" style:font-size-asian="10pt" style:font-weight-asian="normal" style:font-name-complex="BAAAAA+TimesNewRomanPS-BoldMT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style:font-name-asian="BAAAAA+TimesNewRomanPS-BoldMT" style:font-size-asian="10pt" style:font-weight-asian="normal" style:font-name-complex="BAAAAA+TimesNewRomanPS-BoldMT" style:font-size-complex="10pt" style:font-weight-complex="normal"/>
    </style:style>
    <style:style style:name="P4" style:family="paragraph" style:parent-style-name="Standard">
      <style:text-properties style:font-name="Arial" fo:font-size="10pt" fo:font-weight="bold" style:font-name-asian="BAAAAA+TimesNewRomanPS-BoldMT" style:font-size-asian="10pt" style:font-weight-asian="bold" style:font-name-complex="BAAAAA+TimesNewRomanPS-BoldMT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name-asian="BAAAAA+TimesNewRomanPS-BoldMT" style:font-size-asian="10pt" style:font-weight-asian="bold" style:font-name-complex="BAAAAA+TimesNewRomanPS-BoldMT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style:font-name-asian="BAAAAA+TimesNewRomanPS-BoldMT" style:font-size-asian="10pt" style:font-weight-asian="bold" style:font-name-complex="BAAAAA+TimesNewRomanPS-BoldMT" style:font-size-complex="10pt"/>
    </style:style>
    <style:style style:name="P7" style:family="paragraph" style:parent-style-name="Standard">
      <style:text-properties style:font-name="Arial" fo:font-size="12pt" fo:font-weight="normal" style:font-name-asian="BAAAAA+TimesNewRomanPS-BoldMT" style:font-size-asian="12pt" style:font-weight-asian="normal" style:font-name-complex="BAAAAA+TimesNewRomanPS-BoldMT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name-asian="BAAAAA+TimesNewRomanPS-BoldMT" style:font-size-asian="12pt" style:font-weight-asian="normal" style:font-name-complex="BAAAAA+TimesNewRomanPS-BoldMT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style:font-name-asian="BAAAAA+TimesNewRomanPS-BoldMT" style:font-size-asian="14pt" style:font-weight-asian="normal" style:font-name-complex="BAAAAA+TimesNewRomanPS-BoldMT" style:font-size-complex="14pt" style:font-weight-complex="normal"/>
    </style:style>
    <style:style style:name="P10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start"/>
      <style:text-properties style:font-name="Arial1" fo:font-size="10pt" fo:font-style="normal"/>
    </style:style>
    <style:style style:name="P13" style:family="paragraph">
      <style:paragraph-properties fo:text-align="start"/>
      <style:text-properties style:font-name="Arial2" fo:font-size="10pt"/>
    </style:style>
    <style:style style:name="P14" style:family="paragraph">
      <style:paragraph-properties fo:text-align="center"/>
      <style:text-properties style:text-line-through-style="none" style:font-name="Arial3" fo:font-style="normal" style:text-underline-style="none" fo:font-weight="bold"/>
    </style:style>
    <style:style style:name="P15" style:family="paragraph">
      <style:paragraph-properties fo:text-align="start"/>
      <style:text-properties style:font-name="Arial2"/>
    </style:style>
    <style:style style:name="P16" style:family="paragraph">
      <style:paragraph-properties fo:text-align="start"/>
      <style:text-properties style:text-line-through-style="none" style:font-name="Arial4" fo:font-size="10pt" fo:font-style="normal" style:text-underline-style="none"/>
    </style:style>
    <style:style style:name="P17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18" style:family="paragraph">
      <style:paragraph-properties fo:text-align="start"/>
      <style:text-properties style:text-line-through-style="none" style:font-name="Arial2" fo:font-size="10pt" fo:font-style="normal" style:text-underline-style="none"/>
    </style:style>
    <style:style style:name="T1" style:family="text">
      <style:text-properties style:use-window-font-color="true" fo:language="en" fo:country="IN" style:letter-kerning="true" style:font-name-asian="DejaVu Sans1" style:language-asian="zxx" style:country-asian="none" style:font-name-complex="Arial" style:language-complex="zxx" style:country-complex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fo:font-weight="normal" style:font-name-asian="BAAAAA+TimesNewRomanPS-BoldMT" style:font-size-asian="10pt" style:font-weight-asian="normal" style:font-name-complex="BAAAAA+TimesNewRomanPS-BoldMT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complex="normal"/>
    </style:style>
    <style:style style:name="gr1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 style:data-style-name="C116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 style:data-style-name="C40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order="solid #000000" style:wrap="run-through" style:number-wrapped-paragraphs="no-limit" style:vertical-pos="from-top" style:horizontal-pos="from-left" style:horizontal-rel="paragraph" draw:wrap-influence-on-position="once-concurrent" style:flow-with-text="false"/>
    </style:style>
    <number:time-style style:name="C40" number:language="en" number:country="US">
      <number:hours number:style="long"/>
      <number:text>:</number:text>
      <number:minutes number:style="long"/>
    </number:time-style>
    <number:date-style style:name="C116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ombobox form:name="EUROLOGICAL EXAMINATION 1A" form:control-implementation="ooo:com.sun.star.form.component.ComboBox" form:id="control1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Normal"/>
            <form:item form:label="Abnormal"/>
            <form:item form:label="Not marked"/>
          </form:combobox>
          <form:combobox form:name="EUROLOGICAL EXAMINATION 2A" form:control-implementation="ooo:com.sun.star.form.component.ComboBox" form:id="control2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Normal"/>
            <form:item form:label="Abnormal"/>
            <form:item form:label="Not Marked"/>
          </form:combobox>
          <form:text form:name="_submit" form:control-implementation="ooo:com.sun.star.form.component.TextField" form:id="control3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visit details" form:control-implementation="ooo:com.sun.star.form.component.ComboBox" form:id="control4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First"/>
            <form:item form:label="Follow up -1 st Month"/>
            <form:item form:label="Follow up - 3 rd Month"/>
            <form:item form:label="Follow up - 6th Month"/>
            <form:item form:label="Follow up - 9th Month"/>
            <form:item form:label="Follow up - 12th Month"/>
            <form:item form:label="Not Marked"/>
            <form:item form:label=""/>
          </form:combobox>
          <form:formatted-text form:name="date entered as of" form:control-implementation="ooo:com.sun.star.form.component.FormattedField" form:id="control5" form:value="-2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hours" form:control-implementation="ooo:com.sun.star.form.component.FormattedField" form:id="control6" form:value="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</form:form>
        <form:form form:name="Standard" form:apply-filter="true" form:method="post" form:command-type="table" form:control-implementation="ooo:com.sun.star.form.component.Form" office:target-frame="" xlink:href="http://instahms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_patient_full_name" form:control-implementation="ooo:com.sun.star.form.component.TextField" form:id="control7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" form:control-implementation="ooo:com.sun.star.form.component.TextField" form:id="control8" form:readonly="true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gender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octor_name" form:control-implementation="ooo:com.sun.star.form.component.TextField" form:id="control10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r_no" form:control-implementation="ooo:com.sun.star.form.component.TextField" form:id="control11" form:readonly="true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ept_name" form:control-implementation="ooo:com.sun.star.form.component.TextField" form:id="control12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reg_date" form:control-implementation="ooo:com.sun.star.form.component.TextField" form:id="control13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asciculations 1A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ulk 1A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ne 1A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wer 1A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igher Mental  function - remarks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ranical nerve examination remarks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iceps 1A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riceps 1A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pinator 1A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ee 1A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nkle 1A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asciculations 1B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asciculations 2A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asciculations 2B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ulk 1B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ulk 2A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ulk 2B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ne 1B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ne 2A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ne 2B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wer 1B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iceps 1B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riceps 1B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pinator 1B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ee 1B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nkle 1B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ame :<text:tab/><draw:control text:anchor-type="as-char" draw:z-index="4" draw:style-name="gr2" draw:text-style-name="P16" svg:width="8.901cm" svg:height="0.451cm" draw:control="control7"/>Age / Sex : <draw:control text:anchor-type="as-char" draw:z-index="5" draw:style-name="gr2" draw:text-style-name="P16" svg:width="0.611cm" svg:height="0.451cm" draw:control="control8"/>/<draw:control text:anchor-type="as-char" draw:z-index="6" draw:style-name="gr2" draw:text-style-name="P16" svg:width="0.69cm" svg:height="0.451cm" draw:control="control9"/></text:p>
      <text:p text:style-name="P10">Doctor :<text:tab/><draw:control text:anchor-type="as-char" draw:z-index="7" draw:style-name="gr2" draw:text-style-name="P16" svg:width="8.721cm" svg:height="0.451cm" draw:control="control10"/> <text:s/>MR No: <draw:control text:anchor-type="as-char" draw:z-index="8" draw:style-name="gr2" draw:text-style-name="P16" svg:width="3.761cm" svg:height="0.451cm" draw:control="control11"/></text:p>
      <text:p text:style-name="P6"><text:span text:style-name="T4">Department : </text:span><text:span text:style-name="T4"><draw:control text:anchor-type="as-char" draw:z-index="9" draw:style-name="gr2" draw:text-style-name="P16" svg:width="7.679cm" svg:height="0.451cm" draw:control="control12"/></text:span><text:span text:style-name="T4"> <text:s text:c="3"/>Date of Visit: </text:span><text:span text:style-name="T5"><draw:control text:anchor-type="as-char" draw:z-index="10" draw:style-name="gr2" draw:text-style-name="P16" svg:width="3.361cm" svg:height="0.451cm" draw:control="control13"/></text:span></text:p>
      <text:p text:style-name="P8"/>
      <text:p text:style-name="P9"><text:tab/><text:span text:style-name="T2">Stem Cell Treatment - Parkinson Neuro and Motor Examination</text:span></text:p>
      <text:p text:style-name="P1"/>
      <text:p text:style-name="P1">Data Entered as of<text:tab/><draw:control text:anchor-type="as-char" draw:z-index="11" draw:style-name="gr3" draw:text-style-name="P17" svg:width="2.391cm" svg:height="0.6cm" draw:control="control5"/><text:tab/><text:span text:style-name="T1">(dd/mm/yyyy)<text:tab/></text:span>at <text:s/>Time <draw:control text:anchor-type="as-char" draw:z-index="12" draw:style-name="gr4" draw:text-style-name="P17" svg:width="1.251cm" svg:height="0.6cm" draw:control="control6"/>Hours<text:tab/></text:p>
      <text:p text:style-name="P1"/>
      <text:p text:style-name="P1">Visit Details<text:tab/><text:tab/><draw:control text:anchor-type="as-char" draw:z-index="3" draw:style-name="gr1" draw:text-style-name="P15" svg:width="4.8cm" svg:height="0.75cm" draw:control="control4"/> </text:p>
      <text:p text:style-name="P7"/>
      <text:p text:style-name="P4">Neuro Exam:</text:p>
      <text:p text:style-name="P1"/>
      <text:p text:style-name="Standard"><text:span text:style-name="T3">Higher Mental Function:<text:tab/><text:tab/></text:span><text:span text:style-name="T3"><draw:control text:anchor-type="as-char" draw:z-index="0" draw:style-name="gr1" draw:text-style-name="P12" svg:width="3.049cm" svg:height="0.689cm" draw:control="control1"/></text:span><text:span text:style-name="T3"> <text:tab/></text:span><text:span text:style-name="T3"><draw:control text:anchor-type="as-char" draw:z-index="17" draw:style-name="gr1" draw:text-style-name="P18" svg:width="8.201cm" svg:height="0.69cm" draw:control="control18"/></text:span></text:p>
      <text:p text:style-name="P1"/>
      <text:p text:style-name="P1">Cranial Nerve Examination:<text:tab/><draw:control text:anchor-type="as-char" draw:z-index="1" draw:style-name="gr1" draw:text-style-name="P13" svg:width="3.051cm" svg:height="0.69cm" draw:control="control2"/><text:tab/><draw:control text:anchor-type="as-char" draw:z-index="18" draw:style-name="gr1" draw:text-style-name="P18" svg:width="8.201cm" svg:height="0.69cm" draw:control="control19"/></text:p>
      <text:p text:style-name="P4"/>
      <text:p text:style-name="P4">Motor Exam: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5">Right</text:p>
          </table:table-cell>
          <table:table-cell table:style-name="Table2.C1" office:value-type="string">
            <text:p text:style-name="P5">Left</text:p>
          </table:table-cell>
        </table:table-row>
        <table:table-row>
          <table:table-cell table:style-name="Table2.A2" office:value-type="string">
            <text:p text:style-name="P1">Fasciculations <text:s/>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Upper limb</text:p>
          </table:table-cell>
          <table:table-cell table:style-name="Table2.A2" office:value-type="string">
            <text:p text:style-name="Standard"><draw:control text:anchor-type="as-char" svg:y="-0.15cm" draw:z-index="13" draw:style-name="gr5" draw:text-style-name="P18" svg:width="5.471cm" svg:height="0.6cm" draw:control="control14"/></text:p>
          </table:table-cell>
          <table:table-cell table:style-name="Table2.C2" office:value-type="string">
            <text:p text:style-name="Standard"><draw:control text:anchor-type="as-char" svg:y="-0.15cm" draw:z-index="24" draw:style-name="gr5" draw:text-style-name="P18" svg:width="5.471cm" svg:height="0.6cm" draw:control="control25"/></text:p>
          </table:table-cell>
        </table:table-row>
        <table:table-row>
          <table:table-cell table:style-name="Table2.A2" office:value-type="string">
            <text:p text:style-name="P2">Lower limb</text:p>
          </table:table-cell>
          <table:table-cell table:style-name="Table2.A2" office:value-type="string">
            <text:p text:style-name="Standard"><draw:control text:anchor-type="as-char" svg:y="-0.15cm" draw:z-index="25" draw:style-name="gr5" draw:text-style-name="P18" svg:width="5.471cm" svg:height="0.6cm" draw:control="control26"/></text:p>
          </table:table-cell>
          <table:table-cell table:style-name="Table2.C2" office:value-type="string">
            <text:p text:style-name="Standard"><draw:control text:anchor-type="as-char" svg:y="-0.15cm" draw:z-index="26" draw:style-name="gr5" draw:text-style-name="P18" svg:width="5.471cm" svg:height="0.6cm" draw:control="control27"/></text:p>
          </table:table-cell>
        </table:table-row>
        <table:table-row>
          <table:table-cell table:style-name="Table2.A2" office:value-type="string">
            <text:p text:style-name="P1">Bulk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Upper limb</text:p>
          </table:table-cell>
          <table:table-cell table:style-name="Table2.A2" office:value-type="string">
            <text:p text:style-name="Standard"><draw:control text:anchor-type="as-char" svg:y="-0.153cm" draw:z-index="14" draw:style-name="gr5" draw:text-style-name="P18" svg:width="5.471cm" svg:height="0.6cm" draw:control="control15"/></text:p>
          </table:table-cell>
          <table:table-cell table:style-name="Table2.C2" office:value-type="string">
            <text:p text:style-name="Standard"><draw:control text:anchor-type="as-char" svg:y="-0.153cm" draw:z-index="27" draw:style-name="gr5" draw:text-style-name="P18" svg:width="5.471cm" svg:height="0.6cm" draw:control="control28"/></text:p>
          </table:table-cell>
        </table:table-row>
        <table:table-row>
          <table:table-cell table:style-name="Table2.A2" office:value-type="string">
            <text:p text:style-name="P2">Lower limb</text:p>
          </table:table-cell>
          <table:table-cell table:style-name="Table2.A2" office:value-type="string">
            <text:p text:style-name="Standard"><draw:control text:anchor-type="as-char" svg:y="-0.153cm" draw:z-index="28" draw:style-name="gr5" draw:text-style-name="P18" svg:width="5.471cm" svg:height="0.6cm" draw:control="control29"/></text:p>
          </table:table-cell>
          <table:table-cell table:style-name="Table2.C2" office:value-type="string">
            <text:p text:style-name="Standard"><draw:control text:anchor-type="as-char" svg:y="-0.153cm" draw:z-index="29" draw:style-name="gr5" draw:text-style-name="P18" svg:width="5.471cm" svg:height="0.6cm" draw:control="control30"/></text:p>
          </table:table-cell>
        </table:table-row>
        <table:table-row>
          <table:table-cell table:style-name="Table2.A2" office:value-type="string">
            <text:p text:style-name="P1">Ton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Upper limb</text:p>
          </table:table-cell>
          <table:table-cell table:style-name="Table2.A2" office:value-type="string">
            <text:p text:style-name="Standard"><draw:control text:anchor-type="as-char" svg:y="-0.153cm" draw:z-index="15" draw:style-name="gr5" draw:text-style-name="P18" svg:width="5.471cm" svg:height="0.6cm" draw:control="control16"/></text:p>
          </table:table-cell>
          <table:table-cell table:style-name="Table2.C2" office:value-type="string">
            <text:p text:style-name="Standard"><draw:control text:anchor-type="as-char" svg:y="-0.153cm" draw:z-index="30" draw:style-name="gr5" draw:text-style-name="P18" svg:width="5.471cm" svg:height="0.6cm" draw:control="control31"/></text:p>
          </table:table-cell>
        </table:table-row>
        <table:table-row>
          <table:table-cell table:style-name="Table2.A2" office:value-type="string">
            <text:p text:style-name="P2">Lower limb</text:p>
          </table:table-cell>
          <table:table-cell table:style-name="Table2.A2" office:value-type="string">
            <text:p text:style-name="Standard"><draw:control text:anchor-type="as-char" svg:y="-0.153cm" draw:z-index="31" draw:style-name="gr5" draw:text-style-name="P18" svg:width="5.471cm" svg:height="0.6cm" draw:control="control32"/></text:p>
          </table:table-cell>
          <table:table-cell table:style-name="Table2.C2" office:value-type="string">
            <text:p text:style-name="Standard"><draw:control text:anchor-type="as-char" svg:y="-0.153cm" draw:z-index="32" draw:style-name="gr5" draw:text-style-name="P18" svg:width="5.471cm" svg:height="0.6cm" draw:control="control33"/></text:p>
          </table:table-cell>
        </table:table-row>
        <table:table-row>
          <table:table-cell table:style-name="Table2.A2" office:value-type="string">
            <text:p text:style-name="P1">Power<text:tab/></text:p>
          </table:table-cell>
          <table:table-cell table:style-name="Table2.A2" office:value-type="string">
            <text:p text:style-name="Standard"><draw:control text:anchor-type="as-char" svg:y="-0.153cm" draw:z-index="16" draw:style-name="gr5" draw:text-style-name="P18" svg:width="5.471cm" svg:height="0.6cm" draw:control="control17"/></text:p>
          </table:table-cell>
          <table:table-cell table:style-name="Table2.C2" office:value-type="string">
            <text:p text:style-name="Standard"><draw:control text:anchor-type="as-char" svg:y="-0.153cm" draw:z-index="33" draw:style-name="gr5" draw:text-style-name="P18" svg:width="5.471cm" svg:height="0.6cm" draw:control="control34"/></text:p>
          </table:table-cell>
        </table:table-row>
      </table:table>
      <text:p text:style-name="P4"/>
      <text:p text:style-name="P1"><text:span text:style-name="T2">Deep tendon reflexes</text:span>:</text:p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Reflex</text:p>
          </table:table-cell>
          <table:table-cell table:style-name="Table3.A1" office:value-type="string">
            <text:p text:style-name="P5">Grade of relex-Right</text:p>
          </table:table-cell>
          <table:table-cell table:style-name="Table3.C1" office:value-type="string">
            <text:p text:style-name="P5">Grade of reflex - Left</text:p>
          </table:table-cell>
        </table:table-row>
        <table:table-row>
          <table:table-cell table:style-name="Table3.A2" office:value-type="string">
            <text:p text:style-name="P3">Biceps</text:p>
          </table:table-cell>
          <table:table-cell table:style-name="Table3.A2" office:value-type="string">
            <text:p text:style-name="Standard"><draw:control text:anchor-type="as-char" svg:y="0.019cm" draw:z-index="19" draw:style-name="gr5" draw:text-style-name="P18" svg:width="5.471cm" svg:height="0.6cm" draw:control="control20"/></text:p>
          </table:table-cell>
          <table:table-cell table:style-name="Table3.C2" office:value-type="string">
            <text:p text:style-name="Standard"><draw:control text:anchor-type="as-char" svg:y="0.019cm" draw:z-index="34" draw:style-name="gr5" draw:text-style-name="P18" svg:width="5.471cm" svg:height="0.6cm" draw:control="control35"/></text:p>
          </table:table-cell>
        </table:table-row>
        <table:table-row>
          <table:table-cell table:style-name="Table3.A2" office:value-type="string">
            <text:p text:style-name="P3">Triceps</text:p>
          </table:table-cell>
          <table:table-cell table:style-name="Table3.A2" office:value-type="string">
            <text:p text:style-name="Standard"><draw:control text:anchor-type="as-char" svg:y="0.018cm" draw:z-index="20" draw:style-name="gr5" draw:text-style-name="P18" svg:width="5.471cm" svg:height="0.6cm" draw:control="control21"/></text:p>
          </table:table-cell>
          <table:table-cell table:style-name="Table3.C2" office:value-type="string">
            <text:p text:style-name="Standard"><draw:control text:anchor-type="as-char" svg:y="0.018cm" draw:z-index="35" draw:style-name="gr5" draw:text-style-name="P18" svg:width="5.471cm" svg:height="0.6cm" draw:control="control36"/></text:p>
          </table:table-cell>
        </table:table-row>
        <table:table-row>
          <table:table-cell table:style-name="Table3.A2" office:value-type="string">
            <text:p text:style-name="P3">Supinator</text:p>
          </table:table-cell>
          <table:table-cell table:style-name="Table3.A2" office:value-type="string">
            <text:p text:style-name="Standard"><draw:control text:anchor-type="as-char" svg:y="0.018cm" draw:z-index="21" draw:style-name="gr5" draw:text-style-name="P18" svg:width="5.471cm" svg:height="0.6cm" draw:control="control22"/></text:p>
          </table:table-cell>
          <table:table-cell table:style-name="Table3.C2" office:value-type="string">
            <text:p text:style-name="Standard"><draw:control text:anchor-type="as-char" svg:y="0.018cm" draw:z-index="36" draw:style-name="gr5" draw:text-style-name="P18" svg:width="5.471cm" svg:height="0.6cm" draw:control="control37"/></text:p>
          </table:table-cell>
        </table:table-row>
        <table:table-row>
          <table:table-cell table:style-name="Table3.A2" office:value-type="string">
            <text:p text:style-name="P3">Knee</text:p>
          </table:table-cell>
          <table:table-cell table:style-name="Table3.A2" office:value-type="string">
            <text:p text:style-name="Standard"><draw:control text:anchor-type="as-char" svg:y="0.018cm" draw:z-index="22" draw:style-name="gr5" draw:text-style-name="P18" svg:width="5.471cm" svg:height="0.6cm" draw:control="control23"/></text:p>
          </table:table-cell>
          <table:table-cell table:style-name="Table3.C2" office:value-type="string">
            <text:p text:style-name="Standard"><draw:control text:anchor-type="as-char" svg:y="0.018cm" draw:z-index="37" draw:style-name="gr5" draw:text-style-name="P18" svg:width="5.471cm" svg:height="0.6cm" draw:control="control38"/></text:p>
          </table:table-cell>
        </table:table-row>
        <table:table-row>
          <table:table-cell table:style-name="Table3.A2" office:value-type="string">
            <text:p text:style-name="P3">Ankle</text:p>
          </table:table-cell>
          <table:table-cell table:style-name="Table3.A2" office:value-type="string">
            <text:p text:style-name="Standard"><draw:control text:anchor-type="as-char" svg:y="0.018cm" draw:z-index="23" draw:style-name="gr5" draw:text-style-name="P18" svg:width="5.471cm" svg:height="0.6cm" draw:control="control24"/></text:p>
          </table:table-cell>
          <table:table-cell table:style-name="Table3.C2" office:value-type="string">
            <text:p text:style-name="Standard"><draw:control text:anchor-type="as-char" svg:y="0.018cm" draw:z-index="38" draw:style-name="gr5" draw:text-style-name="P18" svg:width="5.471cm" svg:height="0.6cm" draw:control="control39"/></text:p>
          </table:table-cell>
        </table:table-row>
      </table:table>
      <text:p text:style-name="P1"/>
      <text:p text:style-name="P1"><text:tab/><text:tab/><text:tab/><text:tab/><text:tab/><text:tab/><draw:control text:anchor-type="as-char" draw:z-index="2" draw:style-name="gr2" draw:text-style-name="P14" svg:width="2.5cm" svg:height="0.712cm" draw:control="control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AAAAA+TimesNewRomanPS-BoldMT" svg:font-family="BAAAAA+TimesNewRomanPS-BoldMT"/>
    <style:font-face style:name="Arial3" svg:font-family="Arial" style:font-adornments="Bold" style:font-family-generic="swiss"/>
    <style:font-face style:name="Arial1" svg:font-family="Arial" style:font-adornments="Italic" style:font-family-generic="swiss"/>
    <style:font-face style:name="Arial4" svg:font-family="Arial" style:font-adornments="Normal" style:font-family-generic="swiss"/>
    <style:font-face style:name="Arial2" svg:font-family="Arial" style:font-adornments="Regular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vanarayana V</meta:initial-creator>
    <meta:creation-date>2009-07-16T17:32:09</meta:creation-date>
    <dc:creator>Sivanarayana V</dc:creator>
    <dc:date>2009-07-28T12:54:22</dc:date>
    <meta:editing-cycles>31</meta:editing-cycles>
    <meta:editing-duration>P1DT3H39M5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6" meta:word-count="75" meta:character-count="515"/>
  </office:meta>
</office:document-meta>
</file>